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2146in"/>
    </style:style>
    <style:style style:name="co9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RF09_summary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3" table:default-cell-style-name="Default"/>
        <table:table-row table:style-name="ro1">
          <table:table-cell table:style-name="Default" office:value-type="string" calcext:value-type="string">
            <text:p>StartTime</text:p>
          </table:table-cell>
          <table:table-cell table:style-name="Default" office:value-type="string" calcext:value-type="string">
            <text:p>EndTime</text:p>
          </table:table-cell>
          <table:table-cell table:style-name="Default" office:value-type="string" calcext:value-type="string">
            <text:p>Duration_s</text:p>
          </table:table-cell>
          <table:table-cell table:style-name="Default" office:value-type="string" calcext:value-type="string">
            <text:p>AverageLWC_g_m3</text:p>
          </table:table-cell>
          <table:table-cell table:style-name="Default" office:value-type="string" calcext:value-type="string">
            <text:p>Average_meanDiam</text:p>
          </table:table-cell>
          <table:table-cell table:style-name="Default" office:value-type="string" calcext:value-type="string">
            <text:p>AverageLat</text:p>
          </table:table-cell>
          <table:table-cell table:style-name="Default" office:value-type="string" calcext:value-type="string">
            <text:p>AverageLon</text:p>
          </table:table-cell>
          <table:table-cell table:style-name="Default" office:value-type="string" calcext:value-type="string">
            <text:p>AverageAlt</text:p>
          </table:table-cell>
          <table:table-cell table:style-name="Default" office:value-type="string" calcext:value-type="string">
            <text:p>AverageTemp</text:p>
          </table:table-cell>
          <table:table-cell table:style-name="Default" office:value-type="string" calcext:value-type="string">
            <text:p>MaxUpdraft</text:p>
          </table:table-cell>
          <table:table-cell table:style-name="Default" office:value-type="string" calcext:value-type="string">
            <text:p>MeanUpdraft</text:p>
          </table:table-cell>
          <table:table-cell table:style-name="Default" office:value-type="string" calcext:value-type="string">
            <text:p>AbsoluteHumidity</text:p>
          </table:table-cell>
          <table:table-cell table:style-name="Default" office:value-type="string" calcext:value-type="string">
            <text:p>MixingRatio</text:p>
          </table:table-cell>
          <table:table-cell table:style-name="Default" office:value-type="string" calcext:value-type="string">
            <text:p>StaticPres_hPa</text:p>
          </table:table-cell>
          <table:table-cell table:style-name="Default" office:value-type="string" calcext:value-type="string">
            <text:p>InCloud_Flag</text:p>
          </table:table-cell>
          <table:table-cell table:style-name="Default" office:value-type="string" calcext:value-type="string">
            <text:p>HoloData_Fla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4-Jun-2021 21:57:52</text:p>
          </table:table-cell>
          <table:table-cell table:style-name="Default" office:value-type="string" calcext:value-type="string">
            <text:p>24-Jun-2021 21:57:5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00858690007589757" calcext:value-type="float">
            <text:p>0.000858690007589757</text:p>
          </table:table-cell>
          <table:table-cell table:style-name="Default" office:value-type="float" office:value="4.87566667795181" calcext:value-type="float">
            <text:p>4.87566667795181</text:p>
          </table:table-cell>
          <table:table-cell table:style-name="Default" office:value-type="float" office:value="37.1294050216675" calcext:value-type="float">
            <text:p>37.1294050216675</text:p>
          </table:table-cell>
          <table:table-cell table:style-name="Default" office:value-type="float" office:value="-101.431005477905" calcext:value-type="float">
            <text:p>-101.431005477905</text:p>
          </table:table-cell>
          <table:table-cell table:style-name="Default" office:value-type="float" office:value="2555.44708251953" calcext:value-type="float">
            <text:p>2555.44708251953</text:p>
          </table:table-cell>
          <table:table-cell table:style-name="Default" office:value-type="float" office:value="21.232738494873" calcext:value-type="float">
            <text:p>21.232738494873</text:p>
          </table:table-cell>
          <table:table-cell table:style-name="Default" office:value-type="float" office:value="4.38454103469849" calcext:value-type="float">
            <text:p>4.38454103469849</text:p>
          </table:table-cell>
          <table:table-cell table:style-name="Default" office:value-type="float" office:value="4.09185004234314" calcext:value-type="float">
            <text:p>4.09185004234314</text:p>
          </table:table-cell>
          <table:table-cell table:style-name="Default" office:value-type="float" office:value="6.1919629573822" calcext:value-type="float">
            <text:p>6.1919629573822</text:p>
          </table:table-cell>
          <table:table-cell table:style-name="Default" office:value-type="float" office:value="7.04280638694763" calcext:value-type="float">
            <text:p>7.04280638694763</text:p>
          </table:table-cell>
          <table:table-cell table:style-name="Default" office:value-type="float" office:value="751.374282836914" calcext:value-type="float">
            <text:p>751.374282836914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4-Jun-2021 21:58:05</text:p>
          </table:table-cell>
          <table:table-cell table:style-name="Default" office:value-type="string" calcext:value-type="string">
            <text:p>24-Jun-2021 21:58:0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93899998664856" calcext:value-type="float">
            <text:p>2.93899998664856</text:p>
          </table:table-cell>
          <table:table-cell table:style-name="Default" office:value-type="float" office:value="37.1138153076172" calcext:value-type="float">
            <text:p>37.1138153076172</text:p>
          </table:table-cell>
          <table:table-cell table:style-name="Default" office:value-type="float" office:value="-101.423664855957" calcext:value-type="float">
            <text:p>-101.423664855957</text:p>
          </table:table-cell>
          <table:table-cell table:style-name="Default" office:value-type="float" office:value="2546.32333984375" calcext:value-type="float">
            <text:p>2546.32333984375</text:p>
          </table:table-cell>
          <table:table-cell table:style-name="Default" office:value-type="float" office:value="21.6232883453369" calcext:value-type="float">
            <text:p>21.6232883453369</text:p>
          </table:table-cell>
          <table:table-cell table:style-name="Default" office:value-type="float" office:value="4.27482891082764" calcext:value-type="float">
            <text:p>4.27482891082764</text:p>
          </table:table-cell>
          <table:table-cell table:style-name="Default" office:value-type="float" office:value="3.69232912063599" calcext:value-type="float">
            <text:p>3.69232912063599</text:p>
          </table:table-cell>
          <table:table-cell table:style-name="Default" office:value-type="float" office:value="6.24139795303345" calcext:value-type="float">
            <text:p>6.24139795303345</text:p>
          </table:table-cell>
          <table:table-cell table:style-name="Default" office:value-type="float" office:value="7.0966649055481" calcext:value-type="float">
            <text:p>7.0966649055481</text:p>
          </table:table-cell>
          <table:table-cell table:style-name="Default" office:value-type="float" office:value="752.697839355469" calcext:value-type="float">
            <text:p>752.697839355469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-Jun-2021 22:02:15</text:p>
          </table:table-cell>
          <table:table-cell office:value-type="string" calcext:value-type="string">
            <text:p>24-Jun-2021 22:02: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94500009218852" calcext:value-type="float">
            <text:p>3.94500009218852</text:p>
          </table:table-cell>
          <table:table-cell office:value-type="float" office:value="36.9712028503418" calcext:value-type="float">
            <text:p>36.9712028503418</text:p>
          </table:table-cell>
          <table:table-cell office:value-type="float" office:value="-101.119143168132" calcext:value-type="float">
            <text:p>-101.119143168132</text:p>
          </table:table-cell>
          <table:table-cell office:value-type="float" office:value="2548.29207356771" calcext:value-type="float">
            <text:p>2548.29207356771</text:p>
          </table:table-cell>
          <table:table-cell office:value-type="float" office:value="21.7065226236979" calcext:value-type="float">
            <text:p>21.7065226236979</text:p>
          </table:table-cell>
          <table:table-cell office:value-type="float" office:value="4.13936042785645" calcext:value-type="float">
            <text:p>4.13936042785645</text:p>
          </table:table-cell>
          <table:table-cell office:value-type="float" office:value="3.87587881088257" calcext:value-type="float">
            <text:p>3.87587881088257</text:p>
          </table:table-cell>
          <table:table-cell office:value-type="float" office:value="5.95692459742228" calcext:value-type="float">
            <text:p>5.95692459742228</text:p>
          </table:table-cell>
          <table:table-cell office:value-type="float" office:value="6.76767285664876" calcext:value-type="float">
            <text:p>6.76767285664876</text:p>
          </table:table-cell>
          <table:table-cell office:value-type="float" office:value="753.12158203125" calcext:value-type="float">
            <text:p>753.1215820312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-Jun-2021 22:02:33</text:p>
          </table:table-cell>
          <table:table-cell office:value-type="string" calcext:value-type="string">
            <text:p>24-Jun-2021 22:02: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.67171430587769" calcext:value-type="float">
            <text:p>5.67171430587769</text:p>
          </table:table-cell>
          <table:table-cell office:value-type="float" office:value="36.959156036377" calcext:value-type="float">
            <text:p>36.959156036377</text:p>
          </table:table-cell>
          <table:table-cell office:value-type="float" office:value="-101.141614278158" calcext:value-type="float">
            <text:p>-101.141614278158</text:p>
          </table:table-cell>
          <table:table-cell office:value-type="float" office:value="2548.83772786458" calcext:value-type="float">
            <text:p>2548.83772786458</text:p>
          </table:table-cell>
          <table:table-cell office:value-type="float" office:value="21.9194927215576" calcext:value-type="float">
            <text:p>21.9194927215576</text:p>
          </table:table-cell>
          <table:table-cell office:value-type="float" office:value="5.25036334991455" calcext:value-type="float">
            <text:p>5.25036334991455</text:p>
          </table:table-cell>
          <table:table-cell office:value-type="float" office:value="4.15389045079549" calcext:value-type="float">
            <text:p>4.15389045079549</text:p>
          </table:table-cell>
          <table:table-cell office:value-type="float" office:value="5.81202093760173" calcext:value-type="float">
            <text:p>5.81202093760173</text:p>
          </table:table-cell>
          <table:table-cell office:value-type="float" office:value="6.61120160420736" calcext:value-type="float">
            <text:p>6.61120160420736</text:p>
          </table:table-cell>
          <table:table-cell office:value-type="float" office:value="752.550028483073" calcext:value-type="float">
            <text:p>752.55002848307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-Jun-2021 22:03:26</text:p>
          </table:table-cell>
          <table:table-cell office:value-type="string" calcext:value-type="string">
            <text:p>24-Jun-2021 22:03: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49736110369364" calcext:value-type="float">
            <text:p>3.49736110369364</text:p>
          </table:table-cell>
          <table:table-cell office:value-type="float" office:value="36.9966163635254" calcext:value-type="float">
            <text:p>36.9966163635254</text:p>
          </table:table-cell>
          <table:table-cell office:value-type="float" office:value="-101.199127197266" calcext:value-type="float">
            <text:p>-101.199127197266</text:p>
          </table:table-cell>
          <table:table-cell office:value-type="float" office:value="2550.51432291667" calcext:value-type="float">
            <text:p>2550.51432291667</text:p>
          </table:table-cell>
          <table:table-cell office:value-type="float" office:value="21.7508227030436" calcext:value-type="float">
            <text:p>21.7508227030436</text:p>
          </table:table-cell>
          <table:table-cell office:value-type="float" office:value="4.2275710105896" calcext:value-type="float">
            <text:p>4.2275710105896</text:p>
          </table:table-cell>
          <table:table-cell office:value-type="float" office:value="3.72956546147664" calcext:value-type="float">
            <text:p>3.72956546147664</text:p>
          </table:table-cell>
          <table:table-cell office:value-type="float" office:value="5.89897425969442" calcext:value-type="float">
            <text:p>5.89897425969442</text:p>
          </table:table-cell>
          <table:table-cell office:value-type="float" office:value="6.70769707361857" calcext:value-type="float">
            <text:p>6.70769707361857</text:p>
          </table:table-cell>
          <table:table-cell office:value-type="float" office:value="752.504577636719" calcext:value-type="float">
            <text:p>752.5045776367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loud base range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uncertainty</text:p>
          </table:table-cell>
        </table:table-row>
        <table:table-row table:style-name="ro1">
          <table:table-cell office:value-type="string" calcext:value-type="string">
            <text:p>24-Jun-2021 22:05:26</text:p>
          </table:table-cell>
          <table:table-cell office:value-type="string" calcext:value-type="string">
            <text:p>24-Jun-2021 22:05: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61546862125397" calcext:value-type="float">
            <text:p>5.61546862125397</text:p>
          </table:table-cell>
          <table:table-cell office:value-type="float" office:value="36.972562789917" calcext:value-type="float">
            <text:p>36.972562789917</text:p>
          </table:table-cell>
          <table:table-cell office:value-type="float" office:value="-101.117498397827" calcext:value-type="float">
            <text:p>-101.117498397827</text:p>
          </table:table-cell>
          <table:table-cell office:value-type="float" office:value="3222.95397949219" calcext:value-type="float">
            <text:p>3222.95397949219</text:p>
          </table:table-cell>
          <table:table-cell office:value-type="float" office:value="15.1134734153748" calcext:value-type="float">
            <text:p>15.1134734153748</text:p>
          </table:table-cell>
          <table:table-cell office:value-type="float" office:value="5.2652416229248" calcext:value-type="float">
            <text:p>5.2652416229248</text:p>
          </table:table-cell>
          <table:table-cell office:value-type="float" office:value="4.84271377325058" calcext:value-type="float">
            <text:p>4.84271377325058</text:p>
          </table:table-cell>
          <table:table-cell office:value-type="float" office:value="5.5045975446701" calcext:value-type="float">
            <text:p>5.5045975446701</text:p>
          </table:table-cell>
          <table:table-cell office:value-type="float" office:value="6.62021946907043" calcext:value-type="float">
            <text:p>6.62021946907043</text:p>
          </table:table-cell>
          <table:table-cell office:value-type="float" office:value="695.3662109375" calcext:value-type="float">
            <text:p>695.366210937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270" calcext:value-type="float">
            <text:p>4270</text:p>
          </table:table-cell>
          <table:table-cell office:value-type="float" office:value="4400" calcext:value-type="float">
            <text:p>44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4-Jun-2021 22:06:24</text:p>
          </table:table-cell>
          <table:table-cell office:value-type="string" calcext:value-type="string">
            <text:p>24-Jun-2021 22:06:26</text:p>
          </table:table-cell>
          <table:table-cell office:value-type="float" office:value="3" calcext:value-type="float">
            <text:p>3</text:p>
          </table:table-cell>
          <table:table-cell office:value-type="float" office:value="0.00522516667842865" calcext:value-type="float">
            <text:p>0.00522516667842865</text:p>
          </table:table-cell>
          <table:table-cell office:value-type="float" office:value="3.58733328183492" calcext:value-type="float">
            <text:p>3.58733328183492</text:p>
          </table:table-cell>
          <table:table-cell office:value-type="float" office:value="36.9949836730957" calcext:value-type="float">
            <text:p>36.9949836730957</text:p>
          </table:table-cell>
          <table:table-cell office:value-type="float" office:value="-101.192850748698" calcext:value-type="float">
            <text:p>-101.192850748698</text:p>
          </table:table-cell>
          <table:table-cell office:value-type="float" office:value="3341.80647786458" calcext:value-type="float">
            <text:p>3341.80647786458</text:p>
          </table:table-cell>
          <table:table-cell office:value-type="float" office:value="14.0094010035197" calcext:value-type="float">
            <text:p>14.0094010035197</text:p>
          </table:table-cell>
          <table:table-cell office:value-type="float" office:value="4.87456274032593" calcext:value-type="float">
            <text:p>4.87456274032593</text:p>
          </table:table-cell>
          <table:table-cell office:value-type="float" office:value="3.72709671656291" calcext:value-type="float">
            <text:p>3.72709671656291</text:p>
          </table:table-cell>
          <table:table-cell office:value-type="float" office:value="5.43233505884806" calcext:value-type="float">
            <text:p>5.43233505884806</text:p>
          </table:table-cell>
          <table:table-cell office:value-type="float" office:value="6.60079050064087" calcext:value-type="float">
            <text:p>6.60079050064087</text:p>
          </table:table-cell>
          <table:table-cell office:value-type="float" office:value="685.597635904948" calcext:value-type="float">
            <text:p>685.5976359049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570" calcext:value-type="float">
            <text:p>45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Jun-2021 22:06:30</text:p>
          </table:table-cell>
          <table:table-cell office:value-type="string" calcext:value-type="string">
            <text:p>24-Jun-2021 22:06:33</text:p>
          </table:table-cell>
          <table:table-cell office:value-type="float" office:value="4" calcext:value-type="float">
            <text:p>4</text:p>
          </table:table-cell>
          <table:table-cell office:value-type="float" office:value="0.00696939427871257" calcext:value-type="float">
            <text:p>0.00696939427871257</text:p>
          </table:table-cell>
          <table:table-cell office:value-type="float" office:value="6.44895839691162" calcext:value-type="float">
            <text:p>6.44895839691162</text:p>
          </table:table-cell>
          <table:table-cell office:value-type="float" office:value="37.0028667449951" calcext:value-type="float">
            <text:p>37.0028667449951</text:p>
          </table:table-cell>
          <table:table-cell office:value-type="float" office:value="-101.198232650757" calcext:value-type="float">
            <text:p>-101.198232650757</text:p>
          </table:table-cell>
          <table:table-cell office:value-type="float" office:value="3360.82611083984" calcext:value-type="float">
            <text:p>3360.82611083984</text:p>
          </table:table-cell>
          <table:table-cell office:value-type="float" office:value="13.9861781597137" calcext:value-type="float">
            <text:p>13.9861781597137</text:p>
          </table:table-cell>
          <table:table-cell office:value-type="float" office:value="4.49182987213135" calcext:value-type="float">
            <text:p>4.49182987213135</text:p>
          </table:table-cell>
          <table:table-cell office:value-type="float" office:value="3.9936198592186" calcext:value-type="float">
            <text:p>3.9936198592186</text:p>
          </table:table-cell>
          <table:table-cell office:value-type="float" office:value="5.36986637115479" calcext:value-type="float">
            <text:p>5.36986637115479</text:p>
          </table:table-cell>
          <table:table-cell office:value-type="float" office:value="6.53475880622864" calcext:value-type="float">
            <text:p>6.53475880622864</text:p>
          </table:table-cell>
          <table:table-cell office:value-type="float" office:value="684.45393371582" calcext:value-type="float">
            <text:p>684.4539337158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-Jun-2021 22:14:30</text:p>
          </table:table-cell>
          <table:table-cell office:value-type="string" calcext:value-type="string">
            <text:p>24-Jun-2021 22:14:33</text:p>
          </table:table-cell>
          <table:table-cell office:value-type="float" office:value="4" calcext:value-type="float">
            <text:p>4</text:p>
          </table:table-cell>
          <table:table-cell office:value-type="float" office:value="0.12284317612648" calcext:value-type="float">
            <text:p>0.12284317612648</text:p>
          </table:table-cell>
          <table:table-cell office:value-type="float" office:value="5.34512078762054" calcext:value-type="float">
            <text:p>5.34512078762054</text:p>
          </table:table-cell>
          <table:table-cell office:value-type="float" office:value="36.9911975860596" calcext:value-type="float">
            <text:p>36.9911975860596</text:p>
          </table:table-cell>
          <table:table-cell office:value-type="float" office:value="-101.072677612305" calcext:value-type="float">
            <text:p>-101.072677612305</text:p>
          </table:table-cell>
          <table:table-cell office:value-type="float" office:value="4847.75854492188" calcext:value-type="float">
            <text:p>4847.75854492188</text:p>
          </table:table-cell>
          <table:table-cell office:value-type="float" office:value="-0.253887720406055" calcext:value-type="float">
            <text:p>-0.253887720406055</text:p>
          </table:table-cell>
          <table:table-cell office:value-type="float" office:value="3.82771110534668" calcext:value-type="float">
            <text:p>3.82771110534668</text:p>
          </table:table-cell>
          <table:table-cell office:value-type="float" office:value="3.51087313890457" calcext:value-type="float">
            <text:p>3.51087313890457</text:p>
          </table:table-cell>
          <table:table-cell office:value-type="float" office:value="3.91624766588211" calcext:value-type="float">
            <text:p>3.91624766588211</text:p>
          </table:table-cell>
          <table:table-cell office:value-type="float" office:value="5.41907608509064" calcext:value-type="float">
            <text:p>5.41907608509064</text:p>
          </table:table-cell>
          <table:table-cell office:value-type="float" office:value="571.059677124023" calcext:value-type="float">
            <text:p>571.0596771240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-Jun-2021 22:14:35</text:p>
          </table:table-cell>
          <table:table-cell office:value-type="string" calcext:value-type="string">
            <text:p>24-Jun-2021 22:14:40</text:p>
          </table:table-cell>
          <table:table-cell office:value-type="float" office:value="6" calcext:value-type="float">
            <text:p>6</text:p>
          </table:table-cell>
          <table:table-cell office:value-type="float" office:value="0.111947414775689" calcext:value-type="float">
            <text:p>0.111947414775689</text:p>
          </table:table-cell>
          <table:table-cell office:value-type="float" office:value="5.34056758880615" calcext:value-type="float">
            <text:p>5.34056758880615</text:p>
          </table:table-cell>
          <table:table-cell office:value-type="float" office:value="36.9999955495199" calcext:value-type="float">
            <text:p>36.9999955495199</text:p>
          </table:table-cell>
          <table:table-cell office:value-type="float" office:value="-101.072677612305" calcext:value-type="float">
            <text:p>-101.072677612305</text:p>
          </table:table-cell>
          <table:table-cell office:value-type="float" office:value="4851.17333984375" calcext:value-type="float">
            <text:p>4851.17333984375</text:p>
          </table:table-cell>
          <table:table-cell office:value-type="float" office:value="-0.124104069545865" calcext:value-type="float">
            <text:p>-0.124104069545865</text:p>
          </table:table-cell>
          <table:table-cell office:value-type="float" office:value="4.28836393356323" calcext:value-type="float">
            <text:p>4.28836393356323</text:p>
          </table:table-cell>
          <table:table-cell office:value-type="float" office:value="3.62419811884562" calcext:value-type="float">
            <text:p>3.62419811884562</text:p>
          </table:table-cell>
          <table:table-cell office:value-type="float" office:value="4.068173011144" calcext:value-type="float">
            <text:p>4.068173011144</text:p>
          </table:table-cell>
          <table:table-cell office:value-type="float" office:value="5.63683478037516" calcext:value-type="float">
            <text:p>5.63683478037516</text:p>
          </table:table-cell>
          <table:table-cell office:value-type="float" office:value="570.765289306641" calcext:value-type="float">
            <text:p>570.7652893066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4-Jun-2021 23:29:26</text:p>
          </table:table-cell>
          <table:table-cell table:style-name="Default" office:value-type="string" calcext:value-type="string">
            <text:p>24-Jun-2021 23:29:3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.0124513475224376" calcext:value-type="float">
            <text:p>0.0124513475224376</text:p>
          </table:table-cell>
          <table:table-cell table:style-name="Default" office:value-type="float" office:value="5.24131546020508" calcext:value-type="float">
            <text:p>5.24131546020508</text:p>
          </table:table-cell>
          <table:table-cell table:style-name="Default" office:value-type="float" office:value="40.0632129669189" calcext:value-type="float">
            <text:p>40.0632129669189</text:p>
          </table:table-cell>
          <table:table-cell table:style-name="Default" office:value-type="float" office:value="-105.048683166504" calcext:value-type="float">
            <text:p>-105.048683166504</text:p>
          </table:table-cell>
          <table:table-cell table:style-name="Default" office:value-type="float" office:value="2502.99477539062" calcext:value-type="float">
            <text:p>2502.99477539062</text:p>
          </table:table-cell>
          <table:table-cell table:style-name="Default" office:value-type="float" office:value="16.714192199707" calcext:value-type="float">
            <text:p>16.714192199707</text:p>
          </table:table-cell>
          <table:table-cell table:style-name="Default" office:value-type="float" office:value="4.65537738800049" calcext:value-type="float">
            <text:p>4.65537738800049</text:p>
          </table:table-cell>
          <table:table-cell table:style-name="Default" office:value-type="float" office:value="3.77595481872559" calcext:value-type="float">
            <text:p>3.77595481872559</text:p>
          </table:table-cell>
          <table:table-cell table:style-name="Default" office:value-type="float" office:value="6.62644762992859" calcext:value-type="float">
            <text:p>6.62644762992859</text:p>
          </table:table-cell>
          <table:table-cell table:style-name="Default" office:value-type="float" office:value="7.39569320678711" calcext:value-type="float">
            <text:p>7.39569320678711</text:p>
          </table:table-cell>
          <table:table-cell table:style-name="Default" office:value-type="float" office:value="754.398596191406" calcext:value-type="float">
            <text:p>754.398596191406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4-Jun-2021 23:30:23</text:p>
          </table:table-cell>
          <table:table-cell table:style-name="Default" office:value-type="string" calcext:value-type="string">
            <text:p>24-Jun-2021 23:30: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30275011062622" calcext:value-type="float">
            <text:p>6.30275011062622</text:p>
          </table:table-cell>
          <table:table-cell table:style-name="Default" office:value-type="float" office:value="40.0056190490723" calcext:value-type="float">
            <text:p>40.0056190490723</text:p>
          </table:table-cell>
          <table:table-cell table:style-name="Default" office:value-type="float" office:value="-105.086656188965" calcext:value-type="float">
            <text:p>-105.086656188965</text:p>
          </table:table-cell>
          <table:table-cell table:style-name="Default" office:value-type="float" office:value="2432.598046875" calcext:value-type="float">
            <text:p>2432.598046875</text:p>
          </table:table-cell>
          <table:table-cell table:style-name="Default" office:value-type="float" office:value="17.387060546875" calcext:value-type="float">
            <text:p>17.387060546875</text:p>
          </table:table-cell>
          <table:table-cell table:style-name="Default" office:value-type="float" office:value="4.95791244506836" calcext:value-type="float">
            <text:p>4.95791244506836</text:p>
          </table:table-cell>
          <table:table-cell table:style-name="Default" office:value-type="float" office:value="4.68447484970093" calcext:value-type="float">
            <text:p>4.68447484970093</text:p>
          </table:table-cell>
          <table:table-cell table:style-name="Default" office:value-type="float" office:value="8.26995048522949" calcext:value-type="float">
            <text:p>8.26995048522949</text:p>
          </table:table-cell>
          <table:table-cell table:style-name="Default" office:value-type="float" office:value="9.19136753082275" calcext:value-type="float">
            <text:p>9.19136753082275</text:p>
          </table:table-cell>
          <table:table-cell table:style-name="Default" office:value-type="float" office:value="761.498876953125" calcext:value-type="float">
            <text:p>761.498876953125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4-Jun-2021 23:32:51</text:p>
          </table:table-cell>
          <table:table-cell table:style-name="Default" office:value-type="string" calcext:value-type="string">
            <text:p>24-Jun-2021 23:32:5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139572637687836" calcext:value-type="float">
            <text:p>0.0139572637687836</text:p>
          </table:table-cell>
          <table:table-cell table:style-name="Default" office:value-type="float" office:value="3.27642856325422" calcext:value-type="float">
            <text:p>3.27642856325422</text:p>
          </table:table-cell>
          <table:table-cell table:style-name="Default" office:value-type="float" office:value="39.9173060825893" calcext:value-type="float">
            <text:p>39.9173060825893</text:p>
          </table:table-cell>
          <table:table-cell table:style-name="Default" office:value-type="float" office:value="-105.11175428118" calcext:value-type="float">
            <text:p>-105.11175428118</text:p>
          </table:table-cell>
          <table:table-cell table:style-name="Default" office:value-type="float" office:value="2028.52019391741" calcext:value-type="float">
            <text:p>2028.52019391741</text:p>
          </table:table-cell>
          <table:table-cell table:style-name="Default" office:value-type="float" office:value="20.5402932848249" calcext:value-type="float">
            <text:p>20.5402932848249</text:p>
          </table:table-cell>
          <table:table-cell table:style-name="Default" office:value-type="float" office:value="4.24483442306519" calcext:value-type="float">
            <text:p>4.24483442306519</text:p>
          </table:table-cell>
          <table:table-cell table:style-name="Default" office:value-type="float" office:value="3.74063631466457" calcext:value-type="float">
            <text:p>3.74063631466457</text:p>
          </table:table-cell>
          <table:table-cell table:style-name="Default" office:value-type="float" office:value="6.07490716661726" calcext:value-type="float">
            <text:p>6.07490716661726</text:p>
          </table:table-cell>
          <table:table-cell table:style-name="Default" office:value-type="float" office:value="6.50887312207903" calcext:value-type="float">
            <text:p>6.50887312207903</text:p>
          </table:table-cell>
          <table:table-cell table:style-name="Default" office:value-type="float" office:value="795.141252790179" calcext:value-type="float">
            <text:p>795.141252790179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4-Jun-2021 23:34:08</text:p>
          </table:table-cell>
          <table:table-cell table:style-name="Default" office:value-type="string" calcext:value-type="string">
            <text:p>24-Jun-2021 23:34: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0272545912968261" calcext:value-type="float">
            <text:p>0.0272545912968261</text:p>
          </table:table-cell>
          <table:table-cell table:style-name="Default" office:value-type="float" office:value="3.34220239094325" calcext:value-type="float">
            <text:p>3.34220239094325</text:p>
          </table:table-cell>
          <table:table-cell table:style-name="Default" office:value-type="float" office:value="39.9351812090193" calcext:value-type="float">
            <text:p>39.9351812090193</text:p>
          </table:table-cell>
          <table:table-cell table:style-name="Default" office:value-type="float" office:value="-105.050537109375" calcext:value-type="float">
            <text:p>-105.050537109375</text:p>
          </table:table-cell>
          <table:table-cell table:style-name="Default" office:value-type="float" office:value="2279.24169921875" calcext:value-type="float">
            <text:p>2279.24169921875</text:p>
          </table:table-cell>
          <table:table-cell table:style-name="Default" office:value-type="float" office:value="18.6664289746966" calcext:value-type="float">
            <text:p>18.6664289746966</text:p>
          </table:table-cell>
          <table:table-cell table:style-name="Default" office:value-type="float" office:value="3.59292125701904" calcext:value-type="float">
            <text:p>3.59292125701904</text:p>
          </table:table-cell>
          <table:table-cell table:style-name="Default" office:value-type="float" office:value="3.30683353969029" calcext:value-type="float">
            <text:p>3.30683353969029</text:p>
          </table:table-cell>
          <table:table-cell table:style-name="Default" office:value-type="float" office:value="7.40604863848005" calcext:value-type="float">
            <text:p>7.40604863848005</text:p>
          </table:table-cell>
          <table:table-cell table:style-name="Default" office:value-type="float" office:value="8.103127683912" calcext:value-type="float">
            <text:p>8.103127683912</text:p>
          </table:table-cell>
          <table:table-cell table:style-name="Default" office:value-type="float" office:value="775.596653529576" calcext:value-type="float">
            <text:p>775.596653529576</text:p>
          </table:table-cell>
          <table:table-cell table:number-columns-repeated="2" table:style-name="Default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4T18:31:59.643624267</dc:date>
    <meta:editing-duration>PT2H51M54S</meta:editing-duration>
    <meta:editing-cycles>3</meta:editing-cycles>
    <meta:generator>LibreOffice/7.3.7.2$Linux_X86_64 LibreOffice_project/30$Build-2</meta:generator>
    <meta:document-statistic meta:table-count="1" meta:cell-count="247" meta:object-count="0"/>
  </office:meta>
</office:document-meta>
</file>